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16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ов A</text:p>
          </table:table-cell>
          <table:table-cell table:style-name="ce3" table:number-columns-repeated="2"/>
          <table:table-cell table:style-name="ce3" office:value-type="string" calcext:value-type="string">
            <text:p>start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sdvig</text:p>
          </table:table-cell>
          <table:table-cell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5&lt;=[.F2];[.G2]&lt;=25);1;0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table:formula="of:=MAX(VLOOKUP([.E3];[.$A:.$H];7;0) ;VLOOKUP([.C3];[.$A:.$H];7;0) ;VLOOKUP([.D3];[.$A:.$H];7;0) )" office:value-type="float" office:value="0" calcext:value-type="float">
            <text:p>0</text:p>
          </table:table-cell>
          <table:table-cell table:formula="of:=[.F3]+[.B3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AND(5&lt;=[.F3];[.G3]&lt;=25);1;0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table:formula="of:=MAX(VLOOKUP([.E4];[.$A:.$H];7;0) ;VLOOKUP([.C4];[.$A:.$H];7;0) ;VLOOKUP([.D4];[.$A:.$H];7;0) )" office:value-type="float" office:value="0" calcext:value-type="float">
            <text:p>0</text:p>
          </table:table-cell>
          <table:table-cell table:formula="of:=[.F4]+[.B4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IF(AND(5&lt;=[.F4];[.G4]&lt;=25);1;0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table:formula="of:=MAX(VLOOKUP([.E5];[.$A:.$H];7;0) ;VLOOKUP([.C5];[.$A:.$H];7;0) ;VLOOKUP([.D5];[.$A:.$H];7;0) )" office:value-type="float" office:value="0" calcext:value-type="float">
            <text:p>0</text:p>
          </table:table-cell>
          <table:table-cell table:formula="of:=[.F5]+[.B5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AND(5&lt;=[.F5];[.G5]&lt;=25);1;0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table:formula="of:=MAX(VLOOKUP([.E6];[.$A:.$H];7;0) ;VLOOKUP([.C6];[.$A:.$H];7;0) ;VLOOKUP([.D6];[.$A:.$H];7;0) )" office:value-type="float" office:value="0" calcext:value-type="float">
            <text:p>0</text:p>
          </table:table-cell>
          <table:table-cell table:formula="of:=[.F6]+[.B6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AND(5&lt;=[.F6];[.G6]&lt;=25);1;0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table:formula="of:=MAX(VLOOKUP([.E7];[.$A:.$H];7;0) ;VLOOKUP([.C7];[.$A:.$H];7;0) ;VLOOKUP([.D7];[.$A:.$H];7;0) )" office:value-type="float" office:value="0" calcext:value-type="float">
            <text:p>0</text:p>
          </table:table-cell>
          <table:table-cell table:formula="of:=[.F7]+[.B7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IF(AND(5&lt;=[.F7];[.G7]&lt;=25);1;0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table:formula="of:=MAX(VLOOKUP([.E8];[.$A:.$H];7;0) ;VLOOKUP([.C8];[.$A:.$H];7;0) ;VLOOKUP([.D8];[.$A:.$H];7;0) )" office:value-type="float" office:value="0" calcext:value-type="float">
            <text:p>0</text:p>
          </table:table-cell>
          <table:table-cell table:formula="of:=[.F8]+[.B8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IF(AND(5&lt;=[.F8];[.G8]&lt;=25);1;0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table:formula="of:=MAX(VLOOKUP([.E9];[.$A:.$H];7;0) ;VLOOKUP([.C9];[.$A:.$H];7;0) ;VLOOKUP([.D9];[.$A:.$H];7;0) )" office:value-type="float" office:value="5" calcext:value-type="float">
            <text:p>5</text:p>
          </table:table-cell>
          <table:table-cell table:formula="of:=[.F9]+[.B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AND(5&lt;=[.F9];[.G9]&lt;=25)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0</text:p>
          </table:table-cell>
          <table:table-cell table:style-name="ce3" table:formula="of:=MAX(VLOOKUP([.E10];[.$A:.$H];7;0) ;VLOOKUP([.C10];[.$A:.$H];7;0) ;VLOOKUP([.D10];[.$A:.$H];7;0) )" office:value-type="float" office:value="5" calcext:value-type="float">
            <text:p>5</text:p>
          </table:table-cell>
          <table:table-cell table:formula="of:=[.F10]+[.B10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IF(AND(5&lt;=[.F10];[.G10]&lt;=25)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table:formula="of:=MAX(VLOOKUP([.E11];[.$A:.$H];7;0) ;VLOOKUP([.C11];[.$A:.$H];7;0) ;VLOOKUP([.D11];[.$A:.$H];7;0) )" office:value-type="float" office:value="8" calcext:value-type="float">
            <text:p>8</text:p>
          </table:table-cell>
          <table:table-cell table:formula="of:=[.F11]+[.B11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AND(5&lt;=[.F11];[.G11]&lt;=25)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0</text:p>
          </table:table-cell>
          <table:table-cell table:style-name="ce3" table:formula="of:=MAX(VLOOKUP([.E12];[.$A:.$H];7;0) ;VLOOKUP([.C12];[.$A:.$H];7;0) ;VLOOKUP([.D12];[.$A:.$H];7;0) )" office:value-type="float" office:value="12" calcext:value-type="float">
            <text:p>12</text:p>
          </table:table-cell>
          <table:table-cell table:formula="of:=[.F12]+[.B12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IF(AND(5&lt;=[.F12];[.G12]&lt;=25)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table:formula="of:=MAX(VLOOKUP([.E13];[.$A:.$H];7;0) ;VLOOKUP([.C13];[.$A:.$H];7;0) ;VLOOKUP([.D13];[.$A:.$H];7;0) )" office:value-type="float" office:value="12" calcext:value-type="float">
            <text:p>12</text:p>
          </table:table-cell>
          <table:table-cell table:formula="of:=[.F13]+[.B13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AND(5&lt;=[.F13];[.G13]&lt;=25)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0</text:p>
          </table:table-cell>
          <table:table-cell table:style-name="ce3" table:formula="of:=MAX(VLOOKUP([.E14];[.$A:.$H];7;0) ;VLOOKUP([.C14];[.$A:.$H];7;0) ;VLOOKUP([.D14];[.$A:.$H];7;0) )" office:value-type="float" office:value="7" calcext:value-type="float">
            <text:p>7</text:p>
          </table:table-cell>
          <table:table-cell table:formula="of:=[.F14]+[.B14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IF(AND(5&lt;=[.F14];[.G14]&lt;=25)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table:formula="of:=MAX(VLOOKUP([.E15];[.$A:.$H];7;0) ;VLOOKUP([.C15];[.$A:.$H];7;0) ;VLOOKUP([.D15];[.$A:.$H];7;0) )" office:value-type="float" office:value="15" calcext:value-type="float">
            <text:p>15</text:p>
          </table:table-cell>
          <table:table-cell table:formula="of:=[.F15]+[.B15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IF(AND(5&lt;=[.F15];[.G15]&lt;=25)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MAX(VLOOKUP([.E16];[.$A:.$H];7;0) ;VLOOKUP([.C16];[.$A:.$H];7;0) ;VLOOKUP([.D16];[.$A:.$H];7;0) )" office:value-type="float" office:value="12" calcext:value-type="float">
            <text:p>12</text:p>
          </table:table-cell>
          <table:table-cell table:formula="of:=[.F16]+[.B16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IF(AND(5&lt;=[.F16];[.G16]&lt;=25)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0</text:p>
          </table:table-cell>
          <table:table-cell table:style-name="ce3" table:formula="of:=MAX(VLOOKUP([.E17];[.$A:.$H];7;0) ;VLOOKUP([.C17];[.$A:.$H];7;0) ;VLOOKUP([.D17];[.$A:.$H];7;0) )" office:value-type="float" office:value="12" calcext:value-type="float">
            <text:p>12</text:p>
          </table:table-cell>
          <table:table-cell table:formula="of:=[.F17]+[.B17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IF(AND(5&lt;=[.F17];[.G17]&lt;=25)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table:formula="of:=MAX(VLOOKUP([.E18];[.$A:.$H];7;0) ;VLOOKUP([.C18];[.$A:.$H];7;0) ;VLOOKUP([.D18];[.$A:.$H];7;0) )" office:value-type="float" office:value="15" calcext:value-type="float">
            <text:p>15</text:p>
          </table:table-cell>
          <table:table-cell table:formula="of:=[.F18]+[.B18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IF(AND(5&lt;=[.F18];[.G18]&lt;=25);1;0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0</text:p>
          </table:table-cell>
          <table:table-cell table:style-name="ce3" table:formula="of:=MAX(VLOOKUP([.E19];[.$A:.$H];7;0) ;VLOOKUP([.C19];[.$A:.$H];7;0) ;VLOOKUP([.D19];[.$A:.$H];7;0) )" office:value-type="float" office:value="21" calcext:value-type="float">
            <text:p>21</text:p>
          </table:table-cell>
          <table:table-cell table:formula="of:=[.F19]+[.B19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IF(AND(5&lt;=[.F19];[.G19]&lt;=25);1;0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table:formula="of:=MAX(VLOOKUP([.E20];[.$A:.$H];7;0) ;VLOOKUP([.C20];[.$A:.$H];7;0) ;VLOOKUP([.D20];[.$A:.$H];7;0) )" office:value-type="float" office:value="18" calcext:value-type="float">
            <text:p>18</text:p>
          </table:table-cell>
          <table:table-cell table:formula="of:=[.F20]+[.B20]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IF(AND(5&lt;=[.F20];[.G20]&lt;=25)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0</text:p>
          </table:table-cell>
          <table:table-cell table:style-name="ce3" table:formula="of:=MAX(VLOOKUP([.E21];[.$A:.$H];7;0) ;VLOOKUP([.C21];[.$A:.$H];7;0) ;VLOOKUP([.D21];[.$A:.$H];7;0) )" office:value-type="float" office:value="25" calcext:value-type="float">
            <text:p>25</text:p>
          </table:table-cell>
          <table:table-cell table:formula="of:=[.F21]+[.B21]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IF(AND(5&lt;=[.F21];[.G21]&lt;=25);1;0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0</text:p>
          </table:table-cell>
          <table:table-cell table:style-name="ce3" table:formula="of:=MAX(VLOOKUP([.E22];[.$A:.$H];7;0) ;VLOOKUP([.C22];[.$A:.$H];7;0) ;VLOOKUP([.D22];[.$A:.$H];7;0) )" office:value-type="float" office:value="17" calcext:value-type="float">
            <text:p>17</text:p>
          </table:table-cell>
          <table:table-cell table:formula="of:=[.F22]+[.B22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IF(AND(5&lt;=[.F22];[.G22]&lt;=25);1;0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0</text:p>
          </table:table-cell>
          <table:table-cell table:style-name="ce3" table:formula="of:=MAX(VLOOKUP([.E23];[.$A:.$H];7;0) ;VLOOKUP([.C23];[.$A:.$H];7;0) ;VLOOKUP([.D23];[.$A:.$H];7;0) )" office:value-type="float" office:value="22" calcext:value-type="float">
            <text:p>22</text:p>
          </table:table-cell>
          <table:table-cell table:formula="of:=[.F23]+[.B23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IF(AND(5&lt;=[.F23];[.G23]&lt;=25);1;0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MAX(VLOOKUP([.E24];[.$A:.$H];7;0) ;VLOOKUP([.C24];[.$A:.$H];7;0) ;VLOOKUP([.D24];[.$A:.$H];7;0) )" office:value-type="float" office:value="21" calcext:value-type="float">
            <text:p>21</text:p>
          </table:table-cell>
          <table:table-cell table:formula="of:=[.F24]+[.B24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IF(AND(5&lt;=[.F24];[.G24]&lt;=25);1;0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0</text:p>
          </table:table-cell>
          <table:table-cell table:style-name="ce3" table:formula="of:=MAX(VLOOKUP([.E25];[.$A:.$H];7;0) ;VLOOKUP([.C25];[.$A:.$H];7;0) ;VLOOKUP([.D25];[.$A:.$H];7;0) )" office:value-type="float" office:value="29" calcext:value-type="float">
            <text:p>29</text:p>
          </table:table-cell>
          <table:table-cell table:formula="of:=[.F25]+[.B25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IF(AND(5&lt;=[.F25];[.G25]&lt;=25);1;0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0</text:p>
          </table:table-cell>
          <table:table-cell table:style-name="ce3" table:formula="of:=MAX(VLOOKUP([.E26];[.$A:.$H];7;0) ;VLOOKUP([.C26];[.$A:.$H];7;0) ;VLOOKUP([.D26];[.$A:.$H];7;0) )" office:value-type="float" office:value="29" calcext:value-type="float">
            <text:p>29</text:p>
          </table:table-cell>
          <table:table-cell table:formula="of:=[.F26]+[.B26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IF(AND(5&lt;=[.F26];[.G26]&lt;=25);1;0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0</text:p>
          </table:table-cell>
          <table:table-cell table:style-name="ce3" table:formula="of:=MAX(VLOOKUP([.E27];[.$A:.$H];7;0) ;VLOOKUP([.C27];[.$A:.$H];7;0) ;VLOOKUP([.D27];[.$A:.$H];7;0) )" office:value-type="float" office:value="37" calcext:value-type="float">
            <text:p>37</text:p>
          </table:table-cell>
          <table:table-cell table:formula="of:=[.F27]+[.B27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IF(AND(5&lt;=[.F27];[.G27]&lt;=25);1;0)" office:value-type="float" office:value="0" calcext:value-type="float">
            <text:p>0</text:p>
          </table:table-cell>
        </table:table-row>
        <table:table-row table:style-name="ro1" table:number-rows-repeated="5">
          <table:table-cell table:style-name="ce2" table:number-columns-repeated="3"/>
          <table:table-cell table:style-name="ce3" table:number-columns-repeated="3"/>
          <table:table-cell table:number-columns-repeated="3"/>
        </table:table-row>
        <table:table-row table:style-name="ro1" table:number-rows-repeated="2">
          <table:table-cell table:style-name="ce3" table:number-columns-repeated="2"/>
          <table:table-cell/>
          <table:table-cell table:style-name="ce3" table:number-columns-repeated="3"/>
          <table:table-cell table:number-columns-repeated="3"/>
        </table:table-row>
        <table:table-row table:style-name="ro1" table:number-rows-repeated="104854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₽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₽</number:text>
    </number:number-style>
    <number:number-style style:name="N118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₽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31P2" style:volatile="true">
      <number:text> </number:text>
      <number:fill-character> </number:fill-character>
      <number:text>- ₽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₽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9">00.00.0000</text:date>, <text:time style:data-style-name="N2" text:time-value="12:57:40.5871536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9T09:05:51.792000000</meta:creation-date>
    <dc:date>2026-04-09T13:04:23.104904300</dc:date>
    <meta:editing-duration>PT10M27S</meta:editing-duration>
    <meta:editing-cycles>3</meta:editing-cycles>
    <meta:generator>LibreOffice/25.8.5.2$Windows_X86_64 LibreOffice_project/9c8b85f387cc00a89945a79c9e6239f32e450ac2</meta:generator>
    <meta:document-statistic meta:table-count="1" meta:cell-count="240" meta:object-count="0"/>
  </office:meta>
</office:document-meta>
</file>